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e93ac" officeooo:paragraph-rsid="001e93ac"/>
    </style:style>
    <style:style style:name="P2" style:family="paragraph" style:parent-style-name="Standard">
      <style:text-properties officeooo:rsid="00218ba3" officeooo:paragraph-rsid="00218ba3"/>
    </style:style>
    <style:style style:name="P3" style:family="paragraph" style:parent-style-name="Standard">
      <style:text-properties officeooo:rsid="0021b44c" officeooo:paragraph-rsid="0022f79d"/>
    </style:style>
    <style:style style:name="P4" style:family="paragraph" style:parent-style-name="Standard">
      <style:text-properties officeooo:rsid="0022f79d" officeooo:paragraph-rsid="0022f79d"/>
    </style:style>
    <style:style style:name="T1" style:family="text">
      <style:text-properties officeooo:rsid="00218ba3"/>
    </style:style>
    <style:style style:name="T2" style:family="text">
      <style:text-properties officeooo:rsid="0022f7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ment faire la table des symboles selon suzi?</text:p>
      <text:p text:style-name="P1"/>
      <text:p text:style-name="P1"/>
      <text:p text:style-name="P1">la table des symboles est une structure qui contient </text:p>
      <text:p text:style-name="P1"/>
      <text:p text:style-name="P1">le nom du bloc et son type son numéro de région et son numéro d'imbrication</text:p>
      <text:p text:style-name="P1"/>
      <text:p text:style-name="P1">par exemple si on a :</text:p>
      <text:p text:style-name="P1"/>
      <text:p text:style-name="P1"/>
      <text:p text:style-name="P1">prog PP</text:p>
      <text:p text:style-name="P1">|</text:p>
      <text:p text:style-name="P1">| <text:s/>Fct A()</text:p>
      <text:p text:style-name="P1">| <text:s/>| <text:s/><text:span text:style-name="T2">entier x</text:span></text:p>
      <text:p text:style-name="P1">| <text:s/>|</text:p>
      <text:p text:style-name="P1">| <text:s/>| <text:s text:c="2"/>Fct B()</text:p>
      <text:p text:style-name="P1">| <text:s/>| <text:s text:c="2"/>|</text:p>
      <text:p text:style-name="P1">| <text:s/>| <text:s text:c="2"/>|</text:p>
      <text:p text:style-name="P1">| <text:s/>| <text:s text:c="3"/></text:p>
      <text:p text:style-name="P1">| <text:s/>| <text:s text:c="2"/>Fct C(n : entier)</text:p>
      <text:p text:style-name="P1">| <text:s/>| <text:s text:c="2"/>| entier a,<text:span text:style-name="T1">b,c</text:span></text:p>
      <text:p text:style-name="P1">| <text:s/>| <text:s text:c="2"/>| <text:span text:style-name="T2">x=0 </text:span></text:p>
      <text:p text:style-name="P1"/>
      <text:p text:style-name="P1"><text:s/></text:p>
      <text:p text:style-name="P1">on aura la table des symboles de C qui sera :</text:p>
      <text:p text:style-name="P1"/>
      <text:p text:style-name="P1">TDS (C,fonct, 4 (numéro de région),3 (numéro d'imbrication))</text:p>
      <text:p text:style-name="P1">dans cette table on rajoute le paramètre et on dit si il est passé par adresse ou par valeur</text:p>
      <text:p text:style-name="P1">donc pour n on aura :</text:p>
      <text:p text:style-name="P1"/>
      <text:p text:style-name="P1">TDS.add([n,entier,param,valeur,0 (depacement qui correspond au déplacement dans la pile)]<text:span text:style-name="T1">)</text:span></text:p>
      <text:p text:style-name="P1">ainsi on donne le nom du paramètre, on donne son type, on dit que c'est un paramètre, on dit qu'il est passé par valeur et on donne son déplacement.</text:p>
      <text:p text:style-name="P2">Pour les entiers on aura par exemple :</text:p>
      <text:p text:style-name="P2"/>
      <text:p text:style-name="P2">TDS.add([a,entier,variable,0 (deplacement)]) → ici le déplacement sera de 0 car c'est une variable et on aura accès après le chainage statique</text:p>
      <text:p text:style-name="P2"/>
      <text:p text:style-name="P2">TDS.add([b,entier,variable,2 (deplacement)])</text:p>
      <text:p text:style-name="P2"/>
      <text:p text:style-name="P2">TDS.add([c,entier,variable,4 (deplacement)]) </text:p>
      <text:p text:style-name="P2"/>
      <text:p text:style-name="P2">parce que les les variables sont codés sur 2 octets</text:p>
      <text:p text:style-name="P2"/>
      <text:p text:style-name="P3">et trouver comment impplémenter les autres structures (tableau, provedure…).</text:p>
      <text:p text:style-name="P3"/>
      <text:p text:style-name="P3"><text:span text:style-name="T2">Par la suite il faut mettre a jour une pile des régions ouvertes. </text:span></text:p>
      <text:p text:style-name="P3"><text:span text:style-name="T2">Par exemple, si on est dans C de numéro de region 4 et on a une variable x qui</text:span> <text:span text:style-name="T2">n'est pas présente dans le bloc courant on remonte la pile.</text:span></text:p>
      <text:p text:style-name="P4">La pile contient toutes les régions que l'on a passé pour arrivé à C et du coup en la remontant on parcours la TDS pour voir si l'on trouve x, une fois que l'on a trouvé x on peut faire les contrôle <text:soft-page-break/>sémantique. Ensuite on parcourt N1-N2 chainage statique avec N1 numéro d'imbrication du bloc courant et N2 numéro d'imbrication de déclaration de la variable x.</text:p>
      <text:p text:style-name="P4"/>
      <text:p text:style-name="P4">voilà pour le moment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15-03-02T19:26:15.076410710</meta:creation-date>
    <dc:date>2015-03-02T20:20:52.855808141</dc:date>
    <dc:creator>vincent </dc:creator>
    <meta:editing-duration>PT39M7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2" meta:paragraph-count="33" meta:word-count="324" meta:character-count="1764" meta:non-whitespace-character-count="1440"/>
  </office:meta>
</office:document-meta>
</file>